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ercentages/Year">
            <text:p>Percentages/Year</text:p>
          </table:table-cell>
          <table:table-cell table:style-name="pd1" office:value-type="float" office:value="2022">
            <text:p>2022</text:p>
          </table:table-cell>
          <table:table-cell table:style-name="pd1" office:value-type="float" office:value="2021">
            <text:p>2021</text:p>
          </table:table-cell>
          <table:table-cell table:style-name="pd1" office:value-type="float" office:value="2020">
            <text:p>2020</text:p>
          </table:table-cell>
          <table:table-cell table:style-name="pd1" office:value-type="float" office:value="2019">
            <text:p>2019</text:p>
          </table:table-cell>
          <table:table-cell table:style-name="pd1" office:value-type="float" office:value="2018">
            <text:p>2018</text:p>
          </table:table-cell>
          <table:table-cell table:style-name="pd1" office:value-type="float" office:value="2017">
            <text:p>2017</text:p>
          </table:table-cell>
          <table:table-cell table:style-name="pd1" office:value-type="float" office:value="2016">
            <text:p>2016</text:p>
          </table:table-cell>
          <table:table-cell table:style-name="pd1" office:value-type="float" office:value="2015">
            <text:p>2015</text:p>
          </table:table-cell>
          <table:table-cell table:style-name="pd1" office:value-type="float" office:value="2014">
            <text:p>2014</text:p>
          </table:table-cell>
          <table:table-cell table:style-name="pd1" office:value-type="float" office:value="2013">
            <text:p>2013</text:p>
          </table:table-cell>
        </table:table-row>
        <table:table-row>
          <table:table-cell table:style-name="pd1" office:value-type="string" office:value="Current Ratio">
            <text:p>Current Ratio</text:p>
          </table:table-cell>
          <table:table-cell office:value-type="string" office:value="93%">
            <text:p>93%</text:p>
          </table:table-cell>
          <table:table-cell office:value-type="string" office:value="97%">
            <text:p>97%</text:p>
          </table:table-cell>
          <table:table-cell office:value-type="string" office:value="79%">
            <text:p>79%</text:p>
          </table:table-cell>
          <table:table-cell office:value-type="string" office:value="80%">
            <text:p>80%</text:p>
          </table:table-cell>
          <table:table-cell office:value-type="string" office:value="76%">
            <text:p>76%</text:p>
          </table:table-cell>
          <table:table-cell office:value-type="string" office:value="86%">
            <text:p>86%</text:p>
          </table:table-cell>
          <table:table-cell office:value-type="string" office:value="93%">
            <text:p>93%</text:p>
          </table:table-cell>
          <table:table-cell office:value-type="string" office:value="97%">
            <text:p>97%</text:p>
          </table:table-cell>
          <table:table-cell office:value-type="string" office:value="88%">
            <text:p>88%</text:p>
          </table:table-cell>
          <table:table-cell office:value-type="string" office:value="83%">
            <text:p>83%</text:p>
          </table:table-cell>
        </table:table-row>
        <table:table-row>
          <table:table-cell table:style-name="pd1" office:value-type="string" office:value="Quick Ratio">
            <text:p>Quick Ratio</text:p>
          </table:table-cell>
          <table:table-cell office:value-type="string" office:value="28%">
            <text:p>28%</text:p>
          </table:table-cell>
          <table:table-cell office:value-type="string" office:value="49%">
            <text:p>49%</text:p>
          </table:table-cell>
          <table:table-cell office:value-type="string" office:value="22%">
            <text:p>22%</text:p>
          </table:table-cell>
          <table:table-cell office:value-type="string" office:value="23%">
            <text:p>23%</text:p>
          </table:table-cell>
          <table:table-cell office:value-type="string" office:value="20%">
            <text:p>20%</text:p>
          </table:table-cell>
          <table:table-cell office:value-type="string" office:value="22%">
            <text:p>22%</text:p>
          </table:table-cell>
          <table:table-cell office:value-type="string" office:value="24%">
            <text:p>24%</text:p>
          </table:table-cell>
          <table:table-cell office:value-type="string" office:value="28%">
            <text:p>28%</text:p>
          </table:table-cell>
          <table:table-cell office:value-type="string" office:value="24%">
            <text:p>24%</text:p>
          </table:table-cell>
          <table:table-cell office:value-type="string" office:value="22%">
            <text:p>22%</text:p>
          </table:table-cell>
        </table:table-row>
        <table:table-row>
          <table:table-cell table:style-name="pd1" office:value-type="string" office:value="Cash Ratio">
            <text:p>Cash Ratio</text:p>
          </table:table-cell>
          <table:table-cell office:value-type="string" office:value="17%">
            <text:p>17%</text:p>
          </table:table-cell>
          <table:table-cell office:value-type="string" office:value="19%">
            <text:p>19%</text:p>
          </table:table-cell>
          <table:table-cell office:value-type="string" office:value="12%">
            <text:p>12%</text:p>
          </table:table-cell>
          <table:table-cell office:value-type="string" office:value="10%">
            <text:p>10%</text:p>
          </table:table-cell>
          <table:table-cell office:value-type="string" office:value="9%">
            <text:p>9%</text:p>
          </table:table-cell>
          <table:table-cell office:value-type="string" office:value="10%">
            <text:p>10%</text:p>
          </table:table-cell>
          <table:table-cell office:value-type="string" office:value="13%">
            <text:p>13%</text:p>
          </table:table-cell>
          <table:table-cell office:value-type="string" office:value="14%">
            <text:p>14%</text:p>
          </table:table-cell>
          <table:table-cell office:value-type="string" office:value="10%">
            <text:p>10%</text:p>
          </table:table-cell>
          <table:table-cell office:value-type="string" office:value="11%">
            <text:p>11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